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25cm" fo:min-width="17.8cm"/>
    </style:style>
    <style:style style:name="gr2" style:family="graphic" style:parent-style-name="standard">
      <style:graphic-properties draw:textarea-horizontal-align="justify" draw:textarea-vertical-align="middle" draw:auto-grow-height="false" fo:min-height="5.55cm" fo:min-width="9.5cm"/>
    </style:style>
    <style:style style:name="gr3" style:family="graphic" style:parent-style-name="title2">
      <style:graphic-properties draw:textarea-vertical-align="middle" draw:auto-grow-height="false" draw:auto-grow-width="false" draw:fit-to-size="shrink-to-fit" fo:min-height="1.2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1.15cm" fo:min-width="4.1cm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1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9" style:family="graphic" style:parent-style-name="standard">
      <style:graphic-properties draw:textarea-horizontal-align="justify" draw:textarea-vertical-align="middle" draw:auto-grow-height="false" fo:min-height="0.65cm" fo:min-width="2.8cm"/>
    </style:style>
    <style:style style:name="gr10" style:family="graphic" style:parent-style-name="text">
      <style:graphic-properties fo:min-height="0.712cm"/>
    </style:style>
    <style:style style:name="gr11" style:family="graphic" style:parent-style-name="standard">
      <style:graphic-properties draw:textarea-horizontal-align="justify" draw:textarea-vertical-align="middle" draw:auto-grow-height="false" fo:min-height="0.95cm" fo:min-width="2.1cm"/>
    </style:style>
    <style:style style:name="gr12" style:family="graphic" style:parent-style-name="standard">
      <style:graphic-properties draw:textarea-vertical-align="middle" fo:min-height="0cm" fo:min-width="0cm" fo:wrap-option="wrap"/>
    </style:style>
    <style:style style:name="gr13" style:family="graphic" style:parent-style-name="standard">
      <style:graphic-properties draw:fill-color="#eb613d" draw:textarea-vertical-align="middle" draw:auto-grow-height="false" fo:min-height="0.65cm" fo:min-width="7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b613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8.3cm" svg:height="6.5cm" svg:x="5cm" svg:y="4.3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cm" svg:height="5.8cm" svg:x="1.8cm" svg:y="13.4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3cm" svg:height="0.673cm" svg:x="8.6cm" svg:y="18.227cm">
          <draw:text-box>
            <text:p>Docker compose</text:p>
          </draw:text-box>
        </draw:frame>
        <draw:custom-shape draw:style-name="gr4" draw:text-style-name="P1" draw:layer="layout" svg:width="4.6cm" svg:height="1.4cm" svg:x="7cm" svg:y="15.7cm">
          <text:p text:style-name="P1">ElasticSearch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1cm" svg:x="1.9cm" svg:y="13.6cm">
          <text:p text:style-name="P1">KibanaPublic</text:p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9.7cm" svg:height="0.962cm" svg:x="1.4cm" svg:y="1.6cm">
          <draw:text-box>
            <text:p><text:a xlink:href="http://kibana.bitergia.com/kibiter" xlink:type="simple">http://kibana.bitergia.com/kibiter</text:a></text:p>
          </draw:text-box>
        </draw:frame>
        <draw:line draw:style-name="gr7" draw:text-style-name="P3" draw:layer="layout" svg:x1="4.3cm" svg:y1="2.3cm" svg:x2="8.2cm" svg:y2="5.3cm">
          <text:p/>
        </draw:line>
        <draw:frame draw:style-name="gr8" draw:text-style-name="P2" draw:layer="layout" svg:width="2.191cm" svg:height="0.962cm" svg:x="7.709cm" svg:y="5.538cm">
          <draw:text-box>
            <text:p>kibiter</text:p>
          </draw:text-box>
        </draw:frame>
        <draw:line draw:style-name="gr7" draw:text-style-name="P3" draw:layer="layout" svg:x1="8.4cm" svg:y1="6.7cm" svg:x2="6.6cm" svg:y2="7.8cm">
          <text:p/>
        </draw:line>
        <draw:custom-shape draw:style-name="gr9" draw:text-style-name="P1" draw:layer="layout" svg:width="3.3cm" svg:height="0.9cm" svg:x="5.7cm" svg:y="13.6cm">
          <text:p text:style-name="P1">KibanaEdit</text:p>
          <draw:enhanced-geometry svg:viewBox="0 0 21600 21600" draw:type="rectangle" draw:enhanced-path="M 0 0 L 21600 0 21600 21600 0 21600 0 0 Z N"/>
        </draw:custom-shape>
        <draw:frame draw:style-name="gr10" draw:layer="layout" svg:width="11cm" svg:height="0.962cm" svg:x="11.3cm" svg:y="1.6cm">
          <draw:text-box>
            <text:p><text:a xlink:href="http://kibana.bitergia.com/kibiter" xlink:type="simple">http://kibana.bitergia.com/kibiter</text:a>-edit</text:p>
          </draw:text-box>
        </draw:frame>
        <draw:line draw:style-name="gr7" draw:text-style-name="P3" draw:layer="layout" svg:x1="13.6cm" svg:y1="2.5cm" svg:x2="9.2cm" svg:y2="5.3cm">
          <text:p/>
        </draw:line>
        <draw:line draw:style-name="gr7" draw:text-style-name="P3" draw:layer="layout" svg:x1="8.5cm" svg:y1="6.6cm" svg:x2="13.1cm" svg:y2="8.7cm">
          <text:p/>
        </draw:line>
        <draw:line draw:style-name="gr7" draw:text-style-name="P3" draw:layer="layout" svg:x1="4cm" svg:y1="14.5cm" svg:x2="6.9cm" svg:y2="16.5cm">
          <text:p/>
        </draw:line>
        <draw:line draw:style-name="gr7" draw:text-style-name="P3" draw:layer="layout" svg:x1="7.3cm" svg:y1="14.5cm" svg:x2="8.2cm" svg:y2="15.7cm">
          <text:p/>
        </draw:line>
        <draw:custom-shape draw:style-name="gr11" draw:text-style-name="P1" draw:layer="layout" svg:width="2.6cm" svg:height="1.2cm" svg:x="9.049cm" svg:y="8.748cm">
          <text:p text:style-name="P1">Aut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12.8cm" svg:y1="9.8cm" svg:x2="10.4cm" svg:y2="15.7cm">
          <text:p/>
        </draw:line>
        <draw:line draw:style-name="gr7" draw:text-style-name="P3" draw:layer="layout" svg:x1="6cm" svg:y1="10.7cm" svg:x2="4cm" svg:y2="13.5cm">
          <text:p/>
        </draw:line>
        <draw:custom-shape draw:style-name="gr11" draw:text-style-name="P1" draw:layer="layout" svg:width="2.6cm" svg:height="1.2cm" svg:x="12cm" svg:y="8.8cm">
          <text:p text:style-name="P1">Aut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layout" svg:x1="8.5cm" svg:y1="6.7cm" svg:x2="10cm" svg:y2="8.6cm">
          <text:p/>
        </draw:line>
        <draw:line draw:style-name="gr7" draw:text-style-name="P3" draw:layer="layout" svg:x1="9.9cm" svg:y1="10cm" svg:x2="7cm" svg:y2="13.3cm">
          <text:p/>
        </draw:line>
        <draw:frame draw:style-name="gr3" draw:layer="layout" svg:width="2.256cm" svg:height="1cm" svg:x="20.644cm" svg:y="9.5cm">
          <draw:text-box>
            <text:p>nginx proxy</text:p>
          </draw:text-box>
        </draw:frame>
        <draw:custom-shape draw:style-name="gr12" draw:layer="layout" svg:width="3.2cm" svg:height="2.384cm" svg:x="5.649cm" svg:y="8.364cm">
          <text:p>URLs Access</text:p>
          <text:p><text:s/>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8cm" svg:height="0.9cm" svg:x="4.2cm" svg:y="11.7cm">
          <text:p text:style-name="P1">localhos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6-02-23T16:36:40.806782888</meta:creation-date>
    <dc:date>2016-02-26T06:47:28.935920564</dc:date>
    <dc:creator>acs </dc:creator>
    <meta:editing-duration>PT2H37M40S</meta:editing-duration>
    <meta:editing-cycles>8</meta:editing-cycles>
    <meta:generator>LibreOffice/5.0.5.2$Linux_X86_64 LibreOffice_project/00m0$Build-2</meta:generator>
    <meta:document-statistic meta:object-count="24"/>
  </office:meta>
</office:document-meta>
</file>